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5493913236664534418"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3390103748394513670"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595014636001201064"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2281317896453517193"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668213903233433954"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3061996048416767840"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5676455349233457782"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788988579759699628"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8776468" text:continue-list="list5676455349233457782"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83054093041091863"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8803288"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8780288"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8792389"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8793652"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8798069"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1283944724232865376"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6895764713397135473"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316660583049843066"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8807244"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376772042480986030"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706764886477360621"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2219409304513566286" text:style-name="L15">
        <text:list-item>
          <text:list>
            <text:list-header>
              <text:p text:style-name="P170">1.5 miles averaging about 9:40/mile and rest 1 min</text:p>
            </text:list-header>
          </text:list>
        </text:list-item>
      </text:list>
      <text:p text:style-name="P23">1 mile in 8:26 and rest 2 min</text:p>
      <text:list xml:id="list8491528973202376829"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8803266990638502383"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8784944"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7312999857159107505"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400875395773022673"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1751531096739350323"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8800698" text:continue-list="list1400875395773022673" text:style-name="L19">
        <text:list-item>
          <text:list>
            <text:list-header>
              <text:p text:style-name="P174">(Pace*HR)=1240</text:p>
            </text:list-header>
          </text:list>
        </text:list-item>
      </text:list>
      <text:list xml:id="list38802336" text:continue-list="list7312999857159107505" text:style-name="L18">
        <text:list-item>
          <text:list>
            <text:list-header>
              <text:p text:style-name="P173">2 miles at 10:46/mile Ave HR= 121 bpm and rest a few minutes</text:p>
            </text:list-header>
          </text:list>
        </text:list-item>
      </text:list>
      <text:list xml:id="list38784479" text:continue-list="list38800698"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8786945"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5573834368071260"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08958113213884516"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8439136447454616775"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6185503871313346512"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130304131783070617"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7802148745702599296"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8793094"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8776695"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3170535485851331112"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6358259555171717153"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2077657367313605767"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span text:style-name="T1">Fri</text:span></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10"><text:span text:style-name="T2"/></text:p>
      <text:p text:style-name="P10"><text:span text:style-name="T2">During the past week: </text:span>19.7<text:span text:style-name="T2"> </text:span><text:span text:style-name="T1">miles</text:span></text:p>
      <text:p text:style-name="P23"><text:span text:style-name="T1"/></text:p>
      <text:p text:style-name="P23"><text:soft-page-break/><text:span text:style-name="T1"/></text:p>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621936817727218679" text:style-name="L30">
        <text:list-item>
          <text:list>
            <text:list-header>
              <text:p text:style-name="P187">3.17 mile runs - 10 Greendale Cemetery loops, Total vertical ascent: 220 ft</text:p>
            </text:list-header>
          </text:list>
        </text:list-item>
      </text:list>
      <text:p text:style-name="P15"><text:soft-page-break/></text:p>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2-17T18:54:50.38</dc:date>
    <dc:creator>James Lombardi</dc:creator>
    <meta:editing-duration>P19DT2H50M40S</meta:editing-duration>
    <meta:editing-cycles>1499</meta:editing-cycles>
    <meta:generator>OpenOffice/4.1.2$Win32 OpenOffice.org_project/412m3$Build-9782</meta:generator>
    <meta:document-statistic meta:table-count="0" meta:image-count="9" meta:object-count="0" meta:page-count="157" meta:paragraph-count="4491" meta:word-count="49022" meta:character-count="251803"/>
  </office:meta>
</office:document-meta>
</file>